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98c07" draw:textarea-horizontal-align="justify" draw:textarea-vertical-align="middle" draw:auto-grow-height="false" fo:min-height="2.751cm" fo:min-width="6cm"/>
    </style:style>
    <style:style style:name="gr2" style:family="graphic" style:parent-style-name="standard">
      <style:graphic-properties draw:stroke="none" draw:fill-color="#ad1638" draw:textarea-horizontal-align="justify" draw:textarea-vertical-align="middle" draw:auto-grow-height="false" fo:min-height="2.751cm" fo:min-width="6cm"/>
    </style:style>
    <style:style style:name="gr3" style:family="graphic" style:parent-style-name="standard">
      <style:graphic-properties draw:stroke="none" draw:fill-color="#ad1638" draw:textarea-horizontal-align="justify" draw:textarea-vertical-align="middle" draw:auto-grow-height="false" fo:min-height="2.75cm" fo:min-width="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draw:fill-color="#d98c07" draw:textarea-horizontal-align="justify" draw:textarea-vertical-align="middle" draw:auto-grow-height="false" fo:min-height="2.75cm" fo:min-width="5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5.259cm"/>
      <style:paragraph-properties style:writing-mode="lr-tb"/>
    </style:style>
    <style:style style:name="gr7" style:family="graphic" style:parent-style-name="standard">
      <style:graphic-properties draw:stroke="none" draw:fill-color="#068043" draw:textarea-horizontal-align="justify" draw:textarea-vertical-align="middle" draw:auto-grow-height="false" fo:min-height="2.75cm" fo:min-width="0cm"/>
    </style:style>
    <style:style style:name="gr8" style:family="graphic" style:parent-style-name="standard">
      <style:graphic-properties draw:stroke="solid" svg:stroke-color="#068043" draw:fill-color="#068043" draw:textarea-horizontal-align="justify" draw:textarea-vertical-align="middle" draw:auto-grow-height="false" fo:min-height="1.5cm" fo:min-width="4.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d98c07"/>
      <style:paragraph-properties fo:text-align="center"/>
    </style:style>
    <style:style style:name="P2" style:family="paragraph">
      <loext:graphic-properties draw:fill-color="#ad1638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color="#ffffff" loext:opacity="100%" fo:font-weight="bold"/>
    </style:style>
    <style:style style:name="P5" style:family="paragraph">
      <loext:graphic-properties draw:fill-color="#068043"/>
      <style:paragraph-properties fo:text-align="center"/>
    </style:style>
    <style:style style:name="P6" style:family="paragraph">
      <loext:graphic-properties draw:fill-color="#068043"/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weight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3cm" draw:transform="rotate (-3.14159265358979) translate (15.15cm 10.51cm)">
          <text:p/>
          <draw:enhanced-geometry svg:viewBox="0 0 21600 21600" draw:text-areas="0 0 21600 21600" draw:mirror-horizontal="false" draw:mirror-vertical="false" draw:type="chevron" draw:modifiers="16197.508075680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3cm" draw:transform="rotate (-3.14159265358979) translate (10.05cm 10.509cm)">
          <text:p/>
          <draw:enhanced-geometry svg:viewBox="0 0 21600 21600" draw:text-areas="0 0 21600 21600" draw:mirror-horizontal="false" draw:mirror-vertical="false" draw:type="chevron" draw:modifiers="16197.508075680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4.5cm" svg:height="3cm" draw:transform="rotate (-3.14159265358979) translate (6cm 10.51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643cm" svg:height="2.384cm" svg:x="2.357cm" svg:y="8.166cm">
          <draw:text-box>
            <text:p text:style-name="P3"><text:span text:style-name="T1">0 à 49 %</text:span><text:span text:style-name="T1"><text:line-break/></text:span><text:span text:style-name="T1">Non conforme</text:span></text:p>
          </draw:text-box>
        </draw:frame>
        <draw:custom-shape draw:style-name="gr5" draw:text-style-name="P1" draw:layer="layout" svg:width="5.75cm" svg:height="3cm" svg:x="13.5cm" svg:y="7.5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236cm" svg:height="3.095cm" svg:x="10.514cm" svg:y="7.5cm">
          <draw:text-box>
            <text:p text:style-name="P3"><text:span text:style-name="T1"><text:line-break/></text:span><text:span text:style-name="T2">50 % à 99 %</text:span><text:span text:style-name="T2"><text:line-break/></text:span><text:span text:style-name="T2">Partiellement conforme</text:span></text:p>
          </draw:text-box>
        </draw:frame>
        <draw:custom-shape draw:style-name="gr7" draw:text-style-name="P5" draw:layer="layout" svg:width="0.25cm" svg:height="3cm" svg:x="19.25cm" svg:y="7.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cm" svg:height="1.75cm" svg:x="20.75cm" svg:y="4.25cm">
          <text:p/>
          <draw:enhanced-geometry svg:viewBox="0 0 21600 21600" draw:mirror-horizontal="false" draw:type="line-callout-2" draw:modifiers="-5744.45110977804 39277.2130211308 -3776.37480359949 12520.8452312964 -1079.78404319136 6834.0376927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9" draw:text-style-name="P8" draw:layer="layout" svg:width="4.783cm" svg:height="1.673cm" svg:x="21.717cm" svg:y="4.327cm">
          <draw:text-box>
            <text:p text:style-name="P7">100 % <text:line-break/>Conforme</text:p>
          </draw:text-box>
        </draw:frame>
        <draw:frame draw:style-name="gr10" draw:text-style-name="P9" draw:layer="layout" svg:width="11.547cm" svg:height="0.962cm" svg:x="4.177cm" svg:y="4.5cm">
          <draw:text-box>
            <text:p text:style-name="P3">Niveau de conformité selon le RGAA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ophie Gounon</meta:initial-creator>
    <meta:creation-date>2022-11-13T09:00:47.625000000</meta:creation-date>
    <dc:date>2022-11-13T09:22:50.124000000</dc:date>
    <dc:creator>Sophie Gounon</dc:creator>
    <meta:editing-duration>PT22M5S</meta:editing-duration>
    <meta:editing-cycles>1</meta:editing-cycles>
    <meta:document-statistic meta:object-count="10"/>
    <meta:generator>LibreOffice/7.3.6.2$Windows_X86_64 LibreOffice_project/c28ca90fd6e1a19e189fc16c05f8f8924961e12e</meta:generator>
  </office:meta>
</office:document-meta>
</file>